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4eaa" officeooo:paragraph-rsid="000e4eaa"/>
    </style:style>
    <style:style style:name="P2" style:family="paragraph" style:parent-style-name="Standard">
      <style:text-properties officeooo:rsid="000e4eaa" officeooo:paragraph-rsid="001482d1"/>
    </style:style>
    <style:style style:name="P3" style:family="paragraph" style:parent-style-name="Standard">
      <style:text-properties officeooo:rsid="000e4eaa" officeooo:paragraph-rsid="00158970"/>
    </style:style>
    <style:style style:name="T1" style:family="text">
      <style:text-properties officeooo:rsid="0011821f"/>
    </style:style>
    <style:style style:name="T2" style:family="text">
      <style:text-properties officeooo:rsid="001482d1"/>
    </style:style>
    <style:style style:name="T3" style:family="text">
      <style:text-properties officeooo:rsid="00176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<text:tab/>-Dodělat přepínání mezi levely(1-2,2-3);</text:p>
      <text:p text:style-name="P1"><text:tab/>- Kontrola, jestli je všechno splněné a aby pak odešel do další místnosti(2)</text:p>
      <text:p text:style-name="P2"><text:tab/></text:p>
      <text:p text:style-name="P2"><text:span text:style-name="T2">Ct</text:span><text:tab/>- <text:span text:style-name="T1">Měnění cursory (2,3)</text:span></text:p>
      <text:p text:style-name="P3"><text:tab/>- <text:span text:style-name="T1">Animace propádávaní (3)</text:span></text:p>
      <text:p text:style-name="P1"/>
      <text:p text:style-name="P1"><text:span text:style-name="T2">Pa</text:span><text:tab/>- <text:span text:style-name="T1">Ukazatel Manie/Deprese (3)</text:span></text:p>
      <text:p text:style-name="P1"><text:tab/>- <text:span text:style-name="T3">Reset Levelu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33:03.803000000</meta:creation-date>
    <dc:date>2019-02-27T09:42:06.170000000</dc:date>
    <meta:editing-duration>PT9M</meta:editing-duration>
    <meta:editing-cycles>7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7" meta:word-count="35" meta:character-count="218" meta:non-whitespace-character-count="185"/>
  </office:meta>
</office:document-meta>
</file>